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9966"/>
      <style:text-properties fo:color="#FFFFFF"/>
    </style:style>
    <style:style style:name="co1" style:family="table-column">
      <style:table-column-properties fo:break-before="auto" style:column-width="3.35491666666667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board side size</text:p>
          </table:table-cell>
          <table:table-cell office:value-type="string" table:style-name="ce2">
            <text:p>nb game</text:p>
          </table:table-cell>
          <table:table-cell office:value-type="string" table:style-name="ce2">
            <text:p>episode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error loss</text:p>
          </table:table-cell>
          <table:table-cell office:value-type="string" table:style-name="ce2">
            <text:p>score game</text:p>
          </table:table-cell>
          <table:table-cell office:value-type="string" table:style-name="ce2">
            <text:p>win rate</text:p>
          </table:table-cell>
          <table:table-cell office:value-type="string" table:style-name="ce2">
            <text:p>look great (err loss test &lt; err loss train)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0.12" table:style-name="ce1">
            <text:p>0,12</text:p>
          </table:table-cell>
          <table:table-cell office:value-type="float" office:value="1.94" table:style-name="ce1">
            <text:p>1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10" table:style-name="ce1">
            <text:p>10</text:p>
          </table:table-cell>
          <table:table-cell office:value-type="float" office:value="10000" table:style-name="ce1">
            <text:p>10000</text:p>
          </table:table-cell>
          <table:table-cell office:value-type="float" office:value="0.05" table:style-name="ce1">
            <text:p>0,05</text:p>
          </table:table-cell>
          <table:table-cell office:value-type="float" office:value="0.13" table:style-name="ce1">
            <text:p>0,13</text:p>
          </table:table-cell>
          <table:table-cell office:value-type="float" office:value="2.29" table:style-name="ce1">
            <text:p>2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25" table:style-name="ce1">
            <text:p>25</text:p>
          </table:table-cell>
          <table:table-cell office:value-type="float" office:value="500" table:style-name="ce1">
            <text:p>500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2" table:style-name="ce1">
            <text:p>0,12</text:p>
          </table:table-cell>
          <table:table-cell office:value-type="float" office:value="1.67" table:style-name="ce1">
            <text:p>1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50" table:style-name="ce1">
            <text:p>250</text:p>
          </table:table-cell>
          <table:table-cell office:value-type="float" office:value="0.152" table:style-name="ce1">
            <text:p>0,152</text:p>
          </table:table-cell>
          <table:table-cell office:value-type="float" office:value="0.11" table:style-name="ce1">
            <text:p>0,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0.15" table:style-name="ce1">
            <text:p>0,15</text:p>
          </table:table-cell>
          <table:table-cell office:value-type="float" office:value="0.12" table:style-name="ce1">
            <text:p>0,12</text:p>
          </table:table-cell>
          <table:table-cell office:value-type="float" office:value="2.1" table:style-name="ce1">
            <text:p>2,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office:value-type="float" office:value="0.1598" table:style-name="ce1">
            <text:p>0,1598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1.63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office:value-type="float" office:value="0.17829999999999999" table:style-name="ce1">
            <text:p>0,1783</text:p>
          </table:table-cell>
          <table:table-cell office:value-type="float" office:value="0.11360000000000001" table:style-name="ce1">
            <text:p>0,1136</text:p>
          </table:table-cell>
          <table:table-cell office:value-type="float" office:value="1.82" table:style-name="ce1">
            <text:p>1,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200" table:style-name="ce1">
            <text:p>200</text:p>
          </table:table-cell>
          <table:table-cell office:value-type="float" office:value="250" table:style-name="ce1">
            <text:p>250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18110000000000001" table:style-name="ce1">
            <text:p>0,1811</text:p>
          </table:table-cell>
          <table:table-cell office:value-type="float" office:value="0.112" table:style-name="ce1">
            <text:p>0,112</text:p>
          </table:table-cell>
          <table:table-cell office:value-type="float" office:value="1.87" table:style-name="ce1">
            <text:p>1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0.16919999999999999" table:style-name="ce1">
            <text:p>0,1692</text:p>
          </table:table-cell>
          <table:table-cell office:value-type="float" office:value="0.1159" table:style-name="ce1">
            <text:p>0,1159</text:p>
          </table:table-cell>
          <table:table-cell office:value-type="float" office:value="5.1150000000000002" table:style-name="ce1">
            <text:p>5,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0.1694" table:style-name="ce1">
            <text:p>0,1694</text:p>
          </table:table-cell>
          <table:table-cell office:value-type="float" office:value="0.1152" table:style-name="ce1">
            <text:p>0,1152</text:p>
          </table:table-cell>
          <table:table-cell office:value-type="float" office:value="1.78" table:style-name="ce1">
            <text:p>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30" table:style-name="ce1">
            <text:p>30</text:p>
          </table:table-cell>
          <table:table-cell office:value-type="float" office:value="200" table:style-name="ce1">
            <text:p>200</text:p>
          </table:table-cell>
          <table:table-cell office:value-type="float" office:value="0.15939999999999999" table:style-name="ce1">
            <text:p>0,1594</text:p>
          </table:table-cell>
          <table:table-cell office:value-type="float" office:value="0.1169" table:style-name="ce1">
            <text:p>0,1169</text:p>
          </table:table-cell>
          <table:table-cell office:value-type="float" office:value="1.7689999999999999" table:style-name="ce1">
            <text:p>1,7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0000" table:style-name="ce1">
            <text:p>4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1676" table:style-name="ce1">
            <text:p>0,1676</text:p>
          </table:table-cell>
          <table:table-cell office:value-type="float" office:value="0.1159" table:style-name="ce1">
            <text:p>0,1159</text:p>
          </table:table-cell>
          <table:table-cell office:value-type="float" office:value="6.375" table:style-name="ce1">
            <text:p>6,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0000" table:style-name="ce1">
            <text:p>4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office:value-type="float" office:value="0.15809999999999999" table:style-name="ce1">
            <text:p>0,1581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5.54" table:style-name="ce1">
            <text:p>5,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office:value-type="float" office:value="0.38690000000000002" table:style-name="ce1">
            <text:p>0,3869</text:p>
          </table:table-cell>
          <table:table-cell office:value-type="float" office:value="0.08" table:style-name="ce1">
            <text:p>0,08</text:p>
          </table:table-cell>
          <table:table-cell office:value-type="float" office:value="7.7469999999999999" table:style-name="ce1">
            <text:p>7,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39140000000000003" table:style-name="ce1">
            <text:p>0,391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06" table:style-name="ce1">
            <text:p>8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3901" table:style-name="ce1">
            <text:p>0,3901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01" table:style-name="ce1">
            <text:p>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0" table:style-name="ce1">
            <text:p>20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39050000000000001" table:style-name="ce1">
            <text:p>0,3905</text:p>
          </table:table-cell>
          <table:table-cell office:value-type="float" office:value="8.0399999999999999E-2" table:style-name="ce1">
            <text:p>0,0804</text:p>
          </table:table-cell>
          <table:table-cell office:value-type="float" office:value="9.01" table:style-name="ce1">
            <text:p>9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0.38900000000000001" table:style-name="ce1">
            <text:p>0,389</text:p>
          </table:table-cell>
          <table:table-cell office:value-type="float" office:value="8.2199999999999995E-2" table:style-name="ce1">
            <text:p>0,0822</text:p>
          </table:table-cell>
          <table:table-cell office:value-type="float" office:value="8.33" table:style-name="ce1">
            <text:p>8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50" table:style-name="ce1">
            <text:p>250</text:p>
          </table:table-cell>
          <table:table-cell office:value-type="float" office:value="0.37180000000000002" table:style-name="ce1">
            <text:p>0,3718</text:p>
          </table:table-cell>
          <table:table-cell office:value-type="float" office:value="8.6300000000000002E-2" table:style-name="ce1">
            <text:p>0,0863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40" table:style-name="ce1">
            <text:p>40</text:p>
          </table:table-cell>
          <table:table-cell office:value-type="float" office:value="2000" table:style-name="ce1">
            <text:p>2000</text:p>
          </table:table-cell>
          <table:table-cell office:value-type="float" office:value="0.38724999999999998" table:style-name="ce1">
            <text:p>0,38725</text:p>
          </table:table-cell>
          <table:table-cell office:value-type="float" office:value="8.2479999999999998E-2" table:style-name="ce1">
            <text:p>0,0824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6 000 00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style-name="ce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.34960000000000002" table:style-name="ce1">
            <text:p>0,3496</text:p>
          </table:table-cell>
          <table:table-cell office:value-type="float" office:value="9.7509999999999999E-2" table:style-name="ce1">
            <text:p>0,09751</text:p>
          </table:table-cell>
          <table:table-cell office:value-type="float" office:value="3.17" table:style-name="ce1">
            <text:p>3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.37068000000000001" table:style-name="ce1">
            <text:p>0,37068</text:p>
          </table:table-cell>
          <table:table-cell office:value-type="float" office:value="8.9480000000000004E-2" table:style-name="ce1">
            <text:p>0,08948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less drop out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45717999999999998" table:style-name="ce1">
            <text:p>0,45718</text:p>
          </table:table-cell>
          <table:table-cell office:value-type="float" office:value="7.3849999999999999E-2" table:style-name="ce1">
            <text:p>0,07385</text:p>
          </table:table-cell>
          <table:table-cell office:value-type="float" office:value="5.07" table:style-name="ce1">
            <text:p>5,07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bigger network+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9304999999999999" table:style-name="ce1">
            <text:p>0,49305</text:p>
          </table:table-cell>
          <table:table-cell office:value-type="float" office:value="5.9670000000000001E-2" table:style-name="ce1">
            <text:p>0,05967</text:p>
          </table:table-cell>
          <table:table-cell office:value-type="float" office:value="7.91" table:style-name="ce1">
            <text:p>7,91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ulien Baudru</meta:initial-creator>
    <dc:creator>julien Baudru</dc:creator>
    <meta:creation-date>2022-05-09T19:11:35Z</meta:creation-date>
    <dc:date>2022-05-10T16:16:07Z</dc:date>
  </office:meta>
</office:document-meta>
</file>